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912b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rsid="000b6f33" officeooo:paragraph-rsid="001adb0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1adb02" style:font-size-asian="15pt" style:font-size-complex="15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adb02" fo:background-color="#ffd8ce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normal" officeooo:rsid="000b6f33" officeooo:paragraph-rsid="001adb02" fo:background-color="transparent" style:font-size-asian="15pt" style:font-weight-asian="bold" style:font-size-complex="15pt" style:font-weight-complex="bold"/>
    </style:style>
    <style:style style:name="P7" style:family="paragraph" style:parent-style-name="Обычный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0b6f33" officeooo:paragraph-rsid="001912bb" fo:background-color="#ffd8ce" style:font-size-asian="20pt" style:font-style-asian="normal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1c1c1c" style:font-name="Times New Roman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" fo:font-size="15pt" fo:letter-spacing="normal" fo:font-style="normal" fo:font-weight="normal" officeooo:paragraph-rsid="001912bb" style:font-size-asian="15pt" style:font-size-complex="15pt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text-position="0% 100%" fo:font-size="18pt" fo:font-weight="bold" officeooo:rsid="003ecd56" officeooo:paragraph-rsid="003ecd56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3dff02" officeooo:paragraph-rsid="003dff02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8pt" fo:font-weight="bold" officeooo:rsid="003ecd56" officeooo:paragraph-rsid="003ecd56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5pt" fo:font-weight="bold" officeooo:rsid="00442d8c" officeooo:paragraph-rsid="00442d8c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4pt" fo:font-weight="bold" officeooo:rsid="00442d8c" officeooo:paragraph-rsid="00442d8c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4pt" fo:font-weight="bold" officeooo:rsid="00442d8c" officeooo:paragraph-rsid="00453496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4pt" fo:font-weight="bold" officeooo:rsid="00453496" officeooo:paragraph-rsid="00453496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text-position="0% 100%" fo:font-size="14pt" fo:font-weight="bold" officeooo:rsid="00473aea" officeooo:paragraph-rsid="00473aea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4pt" fo:font-weight="bold" officeooo:rsid="00473aea" officeooo:paragraph-rsid="00473aea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3ecd56" officeooo:paragraph-rsid="004213c1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3ecd56" officeooo:paragraph-rsid="0042cb46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text-position="0% 100%" fo:font-size="11pt" fo:font-weight="bold" officeooo:rsid="00453496" officeooo:paragraph-rsid="00453496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490012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49c431"/>
    </style:style>
    <style:style style:name="T1" style:family="text">
      <style:text-properties officeooo:rsid="000ca874"/>
    </style:style>
    <style:style style:name="T2" style:family="text">
      <style:text-properties officeooo:rsid="000b6f33"/>
    </style:style>
    <style:style style:name="T3" style:family="text">
      <style:text-properties officeooo:rsid="003dff02"/>
    </style:style>
    <style:style style:name="T4" style:family="text">
      <style:text-properties officeooo:rsid="00405075"/>
    </style:style>
    <style:style style:name="T5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cc7832" style:font-name="JetBrains Mono" fo:font-size="12pt" fo:font-style="normal" fo:font-weight="normal" officeooo:rsid="003ecd56" style:font-size-asian="12pt" style:font-style-asian="normal" style:font-weight-asian="normal" style:font-size-complex="18pt"/>
    </style:style>
    <style:style style:name="T7" style:family="text">
      <style:text-properties fo:color="#cc7832" style:font-name="JetBrains Mono" fo:font-size="12pt" fo:font-style="normal" fo:font-weight="bold" style:font-size-asian="12pt" style:font-style-asian="normal" style:font-weight-asian="bold" style:font-weight-complex="bold"/>
    </style:style>
    <style:style style:name="T8" style:family="text">
      <style:text-properties fo:color="#cc7832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9" style:family="text">
      <style:text-properties fo:color="#cc7832" style:text-position="0% 100%" style:font-name="JetBrains Mono" fo:font-size="12pt" fo:font-style="normal" fo:font-weight="bold" officeooo:rsid="003ecd56" fo:background-color="transparent" loext:char-shading-value="0" style:font-size-asian="12pt" style:font-style-asian="normal" style:font-weight-asian="bold" style:font-size-complex="18pt" style:font-weight-complex="bold"/>
    </style:style>
    <style:style style:name="T10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a9b7c6" style:font-name="JetBrains Mono" fo:font-size="12pt" fo:font-style="normal" fo:font-weight="normal" officeooo:rsid="003ecd56" style:font-size-asian="12pt" style:font-style-asian="normal" style:font-weight-asian="normal" style:font-size-complex="18pt"/>
    </style:style>
    <style:style style:name="T12" style:family="text">
      <style:text-properties fo:color="#a9b7c6" style:font-name="JetBrains Mono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13" style:family="text">
      <style:text-properties fo:color="#a9b7c6" style:font-name="JetBrains Mono" fo:font-size="12pt" fo:font-style="normal" style:text-underline-style="none" fo:font-weight="normal" style:font-size-asian="12pt" style:font-style-asian="normal" style:font-weight-asian="normal"/>
    </style:style>
    <style:style style:name="T14" style:family="text">
      <style:text-properties fo:color="#a9b7c6" style:font-name="JetBrains Mono" fo:font-size="12pt" fo:font-style="normal" style:text-underline-style="none" fo:font-weight="bold" style:font-size-asian="12pt" style:font-style-asian="normal" style:font-weight-asian="bold" style:font-weight-complex="bold"/>
    </style:style>
    <style:style style:name="T15" style:family="text">
      <style:text-properties fo:color="#a9b7c6" style:font-name="JetBrains Mono" fo:font-size="12pt" fo:font-style="normal" fo:font-weight="bold" style:font-size-asian="12pt" style:font-style-asian="normal" style:font-weight-asian="bold" style:font-weight-complex="bold"/>
    </style:style>
    <style:style style:name="T16" style:family="text">
      <style:text-properties fo:color="#a9b7c6" style:font-name="JetBrains Mono" fo:font-size="12pt" fo:font-style="normal" fo:font-weight="bold" officeooo:rsid="0049c431" style:font-size-asian="12pt" style:font-style-asian="normal" style:font-weight-asian="bold" style:font-weight-complex="bold"/>
    </style:style>
    <style:style style:name="T17" style:family="text">
      <style:text-properties fo:color="#a9b7c6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18" style:family="text">
      <style:text-properties fo:color="#a9b7c6" style:text-position="0% 100%" style:font-name="JetBrains Mono" fo:font-size="12pt" fo:font-style="normal" fo:font-weight="normal" officeooo:rsid="00490012" fo:background-color="transparent" loext:char-shading-value="0" style:font-size-asian="12pt" style:font-style-asian="normal" style:font-weight-asian="normal" style:font-size-complex="18pt" style:font-weight-complex="bold"/>
    </style:style>
    <style:style style:name="T19" style:family="text">
      <style:text-properties fo:color="#a9b7c6" style:text-position="0% 100%" style:font-name="JetBrains Mono" fo:font-size="12pt" fo:font-style="normal" fo:font-weight="normal" officeooo:rsid="0049c431" fo:background-color="transparent" loext:char-shading-value="0" style:font-size-asian="12pt" style:font-style-asian="normal" style:font-weight-asian="normal" style:font-size-complex="18pt" style:font-weight-complex="bold"/>
    </style:style>
    <style:style style:name="T20" style:family="text">
      <style:text-properties fo:color="#a9b7c6" style:text-position="0% 100%" style:font-name="JetBrains Mono" fo:font-size="12pt" fo:font-style="normal" style:text-underline-style="solid" style:text-underline-width="auto" style:text-underline-color="font-color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21" style:family="text">
      <style:text-properties fo:color="#a9b7c6" style:text-position="0% 100%" style:font-name="JetBrains Mono" fo:font-size="12pt" fo:font-style="normal" style:text-underline-style="none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22" style:family="text">
      <style:text-properties fo:color="#a9b7c6" style:text-position="0% 100%" style:font-name="JetBrains Mono" fo:font-size="12pt" fo:font-style="normal" style:text-underline-style="none" fo:font-weight="bold" officeooo:rsid="003ecd56" fo:background-color="transparent" loext:char-shading-value="0" style:font-size-asian="12pt" style:font-style-asian="normal" style:font-weight-asian="bold" style:font-size-complex="18pt" style:font-weight-complex="bold"/>
    </style:style>
    <style:style style:name="T23" style:family="text">
      <style:text-properties fo:color="#a9b7c6" style:text-position="0% 100%" style:font-name="JetBrains Mono" fo:font-size="12pt" fo:font-style="normal" fo:font-weight="bold" officeooo:rsid="003ecd56" fo:background-color="transparent" loext:char-shading-value="0" style:font-size-asian="12pt" style:font-style-asian="normal" style:font-weight-asian="bold" style:font-size-complex="18pt" style:font-weight-complex="bold"/>
    </style:style>
    <style:style style:name="T24" style:family="text">
      <style:text-properties fo:color="#a9b7c6" style:text-position="0% 100%" style:font-name="JetBrains Mono" fo:font-size="12pt" fo:font-style="normal" fo:font-weight="bold" officeooo:rsid="0049c431" fo:background-color="transparent" loext:char-shading-value="0" style:font-size-asian="12pt" style:font-style-asian="normal" style:font-weight-asian="bold" style:font-size-complex="18pt" style:font-weight-complex="bold"/>
    </style:style>
    <style:style style:name="T25" style:family="text">
      <style:text-properties fo:color="#ffc66d" style:font-name="JetBrains Mono" fo:font-size="12pt" fo:font-style="normal" fo:font-weight="normal" style:font-size-asian="12pt" style:font-style-asian="normal" style:font-weight-asian="normal"/>
    </style:style>
    <style:style style:name="T26" style:family="text">
      <style:text-properties fo:color="#ffc66d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27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28" style:family="text">
      <style:text-properties fo:color="#808080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29" style:family="text">
      <style:text-properties fo:color="#808080" style:text-position="0% 100%" style:font-name="JetBrains Mono" fo:font-size="12pt" fo:font-style="normal" fo:font-weight="normal" officeooo:rsid="0049c431" fo:background-color="transparent" loext:char-shading-value="0" style:font-size-asian="12pt" style:font-style-asian="normal" style:font-weight-asian="normal" style:font-size-complex="18pt" style:font-weight-complex="bold"/>
    </style:style>
    <style:style style:name="T30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31" style:family="text">
      <style:text-properties fo:color="#6897bb" style:font-name="JetBrains Mono" fo:font-size="12pt" fo:font-style="normal" fo:font-weight="bold" style:font-size-asian="12pt" style:font-style-asian="normal" style:font-weight-asian="bold" style:font-weight-complex="bold"/>
    </style:style>
    <style:style style:name="T32" style:family="text">
      <style:text-properties fo:color="#6897bb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33" style:family="text">
      <style:text-properties fo:color="#6897bb" style:text-position="0% 100%" style:font-name="JetBrains Mono" fo:font-size="12pt" fo:font-style="normal" style:text-underline-style="solid" style:text-underline-width="auto" style:text-underline-color="font-color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34" style:family="text">
      <style:text-properties fo:color="#6897bb" style:text-position="0% 100%" style:font-name="JetBrains Mono" fo:font-size="12pt" fo:font-style="normal" style:text-underline-style="none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35" style:family="text">
      <style:text-properties fo:color="#6897bb" style:text-position="0% 100%" style:font-name="JetBrains Mono" fo:font-size="12pt" fo:font-style="normal" style:text-underline-style="none" fo:font-weight="bold" officeooo:rsid="003ecd56" fo:background-color="transparent" loext:char-shading-value="0" style:font-size-asian="12pt" style:font-style-asian="normal" style:font-weight-asian="bold" style:font-size-complex="18pt" style:font-weight-complex="bold"/>
    </style:style>
    <style:style style:name="T36" style:family="text">
      <style:text-properties fo:color="#8888c6" style:font-name="JetBrains Mono" fo:font-size="12pt" fo:font-style="normal" fo:font-weight="normal" style:font-size-asian="12pt" style:font-style-asian="normal" style:font-weight-asian="normal"/>
    </style:style>
    <style:style style:name="T37" style:family="text">
      <style:text-properties fo:color="#8888c6" style:font-name="JetBrains Mono" fo:font-size="12pt" fo:font-style="normal" fo:font-weight="normal" officeooo:rsid="003ecd56" style:font-size-asian="12pt" style:font-style-asian="normal" style:font-weight-asian="normal" style:font-size-complex="18pt"/>
    </style:style>
    <style:style style:name="T38" style:family="text">
      <style:text-properties fo:color="#8888c6" style:font-name="JetBrains Mono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39" style:family="text">
      <style:text-properties fo:color="#8888c6" style:font-name="JetBrains Mono" fo:font-size="12pt" fo:font-style="normal" style:text-underline-style="none" fo:font-weight="normal" style:font-size-asian="12pt" style:font-style-asian="normal" style:font-weight-asian="normal"/>
    </style:style>
    <style:style style:name="T40" style:family="text">
      <style:text-properties fo:color="#8888c6" style:font-name="JetBrains Mono" fo:font-size="12pt" fo:font-style="normal" style:text-underline-style="none" fo:font-weight="bold" style:font-size-asian="12pt" style:font-style-asian="normal" style:font-weight-asian="bold" style:font-weight-complex="bold"/>
    </style:style>
    <style:style style:name="T41" style:family="text">
      <style:text-properties fo:color="#8888c6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42" style:family="text">
      <style:text-properties fo:color="#6a8759" style:font-name="JetBrains Mono" fo:font-size="12pt" fo:font-style="normal" fo:font-weight="normal" style:font-size-asian="12pt" style:font-style-asian="normal" style:font-weight-asian="normal"/>
    </style:style>
    <style:style style:name="T43" style:family="text">
      <style:text-properties fo:color="#6a8759" style:font-name="JetBrains Mono" fo:font-size="12pt" fo:font-style="normal" fo:font-weight="normal" officeooo:rsid="003ecd56" style:font-size-asian="12pt" style:font-style-asian="normal" style:font-weight-asian="normal" style:font-size-complex="18pt"/>
    </style:style>
    <style:style style:name="T44" style:family="text">
      <style:text-properties fo:color="#6a8759" style:font-name="JetBrains Mono" fo:font-size="12pt" fo:font-style="normal" fo:font-weight="normal" style:font-size-asian="12pt" style:font-style-asian="normal" style:font-weight-asian="normal" style:font-size-complex="18pt"/>
    </style:style>
    <style:style style:name="T45" style:family="text">
      <style:text-properties fo:color="#6a8759" style:text-position="0% 100%" style:font-name="JetBrains Mono" fo:font-size="12pt" fo:font-style="normal" fo:font-weight="normal" officeooo:rsid="003ecd56" fo:background-color="transparent" loext:char-shading-value="0" style:font-size-asian="12pt" style:font-style-asian="normal" style:font-weight-asian="normal" style:font-size-complex="18pt" style:font-weight-complex="bold"/>
    </style:style>
    <style:style style:name="T46" style:family="text">
      <style:text-properties officeooo:rsid="004213c1"/>
    </style:style>
    <style:style style:name="T47" style:family="text">
      <style:text-properties fo:color="#000000" style:text-position="0% 100%" fo:font-size="18pt" fo:font-weight="bold" officeooo:rsid="003ecd56" fo:background-color="transparent" loext:char-shading-value="0" style:font-size-asian="18pt" style:font-weight-asian="bold" style:font-size-complex="18pt" style:font-weight-complex="bold"/>
    </style:style>
    <style:style style:name="T48" style:family="text">
      <style:text-properties fo:font-size="18pt" officeooo:rsid="003ecd56" style:font-size-asian="18pt" style:font-size-complex="18pt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453496"/>
    </style:style>
    <style:style style:name="T51" style:family="text">
      <style:text-properties fo:color="#666666" style:font-name="JetBrains Mono" fo:font-size="12pt" fo:font-style="normal" fo:font-weight="normal" style:font-size-asian="12pt" style:font-style-asian="normal" style:font-weight-asian="normal"/>
    </style:style>
    <style:style style:name="T52" style:family="text">
      <style:text-properties officeooo:rsid="00473aea"/>
    </style:style>
    <style:style style:name="T53" style:family="text">
      <style:text-properties officeooo:rsid="00490012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Algos-ICT/lab2-kegly/edit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Algos-ICT/lab2-kegly/delete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Algos-ICT/lab2-kegly/edit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Algos-ICT/lab2-kegly/delete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Санкт-Петербургский Национальный Исследовательский Университет Информационных технологий, механики и оптики</text:p>
      <text:p text:style-name="P1">факультет ИКТ</text:p>
      <text:p text:style-name="P1">1 курс</text:p>
      <text:p text:style-name="P1"/>
      <text:p text:style-name="P1"/>
      <text:p text:style-name="P1"/>
      <text:p text:style-name="P1"/>
      <text:p text:style-name="P1"/>
      <text:p text:style-name="P8">Лабораторная работа №<text:span text:style-name="T3">3</text:span></text:p>
      <text:p text:style-name="P7">Сортировка слиянием. Метод декомпозици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1">П</text:span>одготовила: Коркина Анна Михайловна</text:p>
      <text:p text:style-name="P2"><text:span text:style-name="T1">Г</text:span>руппа: К3120</text:p>
      <text:p text:style-name="P2"><text:span text:style-name="T1">Г</text:span>ород: Санкт-Петербург</text:p>
      <text:p text:style-name="P2"><text:span text:style-name="T1">Д</text:span>ата выполнения: <text:span text:style-name="T3">20</text:span>.<text:span text:style-name="T3">10</text:span>.21</text:p>
      <text:p text:style-name="P3"><text:span text:style-name="T1">П</text:span><text:span text:style-name="T2">реподаватель: </text:span>Харьковская</text:p>
      <text:p text:style-name="P6">Татьяна Александровна</text:p>
      <text:p text:style-name="P10"><text:span text:style-name="T52">№1 .</text:span>Сортировка слиянием</text:p>
      <text:p text:style-name="P11"/>
      <text:p text:style-name="P12">код:</text:p>
      <text:p text:style-name="P12"><text:line-break/><text:bookmark-start text:name="__DdeLink__2623_151192114"/><text:bookmark-start text:name="__DdeLink__3154_151192114"/><text:bookmark-start text:name="__DdeLink__3121_151192114"/><text:bookmark-start text:name="__DdeLink__3118_151192114"/><text:span text:style-name="T5">def </text:span><text:span text:style-name="T25">merge</text:span><text:span text:style-name="T10">(left</text:span><text:span text:style-name="T5">, </text:span><text:span text:style-name="T10">right): </text:span><text:span text:style-name="T27">#слияние двух подмассивов</text:span><text:line-break/><text:span text:style-name="T27"> <text:s text:c="3"/></text:span><text:span text:style-name="T10">res = []</text:span><text:line-break/><text:span text:style-name="T10"> <text:s text:c="3"/>l</text:span><text:span text:style-name="T5">, </text:span><text:span text:style-name="T10">r = </text:span><text:span text:style-name="T30">0</text:span><text:span text:style-name="T5">, </text:span><text:span text:style-name="T30">0 </text:span><text:span text:style-name="T27"># количество уже записанных чисел в конечный массив</text:span><text:line-break/><text:span text:style-name="T27"> <text:s text:c="3"/></text:span><text:span text:style-name="T5">while </text:span><text:span text:style-name="T10">(l &lt; </text:span><text:span text:style-name="T36">len</text:span><text:span text:style-name="T10">(left)) </text:span><text:span text:style-name="T5">and </text:span><text:span text:style-name="T10">(r &lt; </text:span><text:span text:style-name="T36">len</text:span><text:span text:style-name="T10">(right)): </text:span><text:span text:style-name="T27"># в конечный массив записываем по возрастанию числа из двух частей</text:span><text:line-break/><text:span text:style-name="T27"> <text:s text:c="7"/></text:span><text:span text:style-name="T5">if</text:span><text:span text:style-name="T10">(left[l] &lt; right[r]):</text:span><text:line-break/><text:span text:style-name="T10"> <text:s text:c="11"/>res.append(left[l])</text:span><text:line-break/><text:span text:style-name="T10"> <text:s text:c="11"/>l += </text:span><text:span text:style-name="T30">1</text:span><text:line-break/><text:span text:style-name="T30"> <text:s text:c="7"/></text:span><text:span text:style-name="T5">else</text:span><text:span text:style-name="T10">:</text:span><text:line-break/><text:span text:style-name="T10"> <text:s text:c="11"/>res.append(right[r])</text:span><text:line-break/><text:span text:style-name="T10"> <text:s text:c="11"/>r += </text:span><text:span text:style-name="T30">1</text:span><text:line-break/><text:span text:style-name="T27">#если останутся элементы только одной какой-то части :</text:span><text:line-break/><text:span text:style-name="T27"> <text:s text:c="3"/></text:span><text:span text:style-name="T5">while </text:span><text:span text:style-name="T10">(l &lt; </text:span><text:span text:style-name="T36">len</text:span><text:span text:style-name="T10">(left)):</text:span><text:line-break/><text:span text:style-name="T10"> <text:s text:c="7"/>res.append(left[l])</text:span><text:line-break/><text:span text:style-name="T10"> <text:s text:c="7"/>l += </text:span><text:span text:style-name="T30">1</text:span><text:line-break/><text:span text:style-name="T30"> <text:s text:c="3"/></text:span><text:span text:style-name="T5">while </text:span><text:span text:style-name="T10">(r &lt; </text:span><text:span text:style-name="T36">len</text:span><text:span text:style-name="T10">(right)):</text:span><text:line-break/><text:span text:style-name="T10"> <text:s text:c="7"/>res.append(right[r])</text:span><text:line-break/><text:span text:style-name="T10"> <text:s text:c="7"/>r += </text:span><text:span text:style-name="T30">1</text:span><text:line-break/><text:span text:style-name="T30"> <text:s text:c="3"/></text:span><text:span text:style-name="T5">return </text:span><text:span text:style-name="T10">res</text:span><text:line-break/><text:line-break/><text:span text:style-name="T5">def </text:span><text:span text:style-name="T25">merge_sort</text:span><text:span text:style-name="T10">(A):</text:span><text:line-break/><text:span text:style-name="T10"> <text:s text:c="3"/></text:span><text:span text:style-name="T5">if</text:span><text:span text:style-name="T10">(</text:span><text:span text:style-name="T36">len</text:span><text:span text:style-name="T10">(A) &lt;= </text:span><text:span text:style-name="T30">1</text:span><text:span text:style-name="T10">): </text:span><text:span text:style-name="T27">#если массив одноэлементный то уже делить нечего</text:span><text:line-break/><text:span text:style-name="T27"> <text:s text:c="7"/></text:span><text:span text:style-name="T5">return </text:span><text:span text:style-name="T10">A</text:span><text:line-break/><text:span text:style-name="T10"> <text:s text:c="3"/>middle = </text:span><text:span text:style-name="T36">len</text:span><text:span text:style-name="T10">(A) // </text:span><text:span text:style-name="T30">2 </text:span><text:span text:style-name="T27"># иначе делим на две части :</text:span><text:line-break/><text:span text:style-name="T27"> <text:s text:c="3"/></text:span><text:span text:style-name="T10">left = merge_sort(A[:middle])</text:span><text:line-break/><text:span text:style-name="T10"> <text:s text:c="3"/>right = merge_sort(A[middle:])</text:span><text:line-break/><text:span text:style-name="T10"> <text:s text:c="3"/></text:span><text:span text:style-name="T5">return </text:span><text:span text:style-name="T10">merge(left</text:span><text:span text:style-name="T5">, </text:span><text:span text:style-name="T10">right) </text:span><text:span text:style-name="T27">#сливаем части</text:span><text:line-break/><text:bookmark-end text:name="__DdeLink__3121_151192114"/><text:line-break/><text:bookmark-end text:name="__DdeLink__2623_151192114"/><text:line-break/><text:span text:style-name="T10">f=</text:span><text:span text:style-name="T36">open</text:span><text:span text:style-name="T10">(</text:span><text:span text:style-name="T42">'input.txt'</text:span><text:span text:style-name="T10">)</text:span><text:line-break/><text:span text:style-name="T10">a= </text:span><text:span text:style-name="T36">list</text:span><text:span text:style-name="T10">(</text:span><text:span text:style-name="T36">map</text:span><text:span text:style-name="T10">(</text:span><text:span text:style-name="T36">int</text:span><text:span text:style-name="T5">, </text:span><text:span text:style-name="T10">f.readline().split()))</text:span><text:line-break/><text:span text:style-name="T10">a=merge_sort(a)</text:span><text:line-break/><text:span text:style-name="T10">f2=</text:span><text:span text:style-name="T36">open</text:span><text:span text:style-name="T10">(</text:span><text:span text:style-name="T42">'output.txt'</text:span><text:span text:style-name="T5">, </text:span><text:span text:style-name="T42">'w'</text:span><text:span text:style-name="T10">)</text:span><text:line-break/><text:span text:style-name="T5">for </text:span><text:span text:style-name="T10">i </text:span><text:span text:style-name="T5">in </text:span><text:span text:style-name="T36">range</text:span><text:span text:style-name="T10">(</text:span><text:span text:style-name="T36">len</text:span><text:span text:style-name="T10">(a)):</text:span><text:line-break/><text:span text:style-name="T10"> <text:s text:c="3"/>f2.write(</text:span><text:span text:style-name="T36">str</text:span><text:span text:style-name="T10">(i)+</text:span><text:span text:style-name="T42">' '</text:span><text:span text:style-name="T10">)</text:span><text:bookmark-end text:name="__DdeLink__3154_151192114"/><text:bookmark-end text:name="__DdeLink__3118_151192114"/><text:line-break/></text:p>
      <text:p text:style-name="P19">худший случай (1000 элементов 10**9): 0.00<text:span text:style-name="T50">42 </text:span>сек<text:span text:style-name="T4">(0.0049 сек с записью и считыванием) </text:span></text:p>
      <text:p text:style-name="P20"><text:span text:style-name="T46">при аналогичных входных данных алгоритм сортировки вставкой выполняется существенно медленнее : за 0.2 сек .</text:span></text:p>
      <text:p text:style-name="P21">лучший случай : 0.0030 сек</text:p>
      <text:p text:style-name="P21">средний : 0.0036</text:p>
      <text:p text:style-name="P16"><text:soft-page-break/></text:p>
      <text:p text:style-name="P13"><text:span text:style-name="T52">№ 5 .</text:span>Представитель большинства</text:p>
      <text:p text:style-name="P14"/>
      <text:p text:style-name="P14">Код:</text:p>
      <text:p text:style-name="P14"><text:bookmark-start text:name="__DdeLink__3156_151192114"/></text:p>
      <text:p text:style-name="P14"><text:span text:style-name="T5">def </text:span><text:span text:style-name="T25">merge</text:span><text:span text:style-name="T10">(left</text:span><text:span text:style-name="T5">, </text:span><text:span text:style-name="T10">right): </text:span><text:span text:style-name="T27">#слияние двух подмассивов</text:span><text:line-break/><text:span text:style-name="T27"> <text:s text:c="3"/></text:span><text:span text:style-name="T10">res = []</text:span><text:line-break/><text:span text:style-name="T10"> <text:s text:c="3"/>l</text:span><text:span text:style-name="T5">, </text:span><text:span text:style-name="T10">r = </text:span><text:span text:style-name="T30">0</text:span><text:span text:style-name="T5">, </text:span><text:span text:style-name="T30">0 </text:span><text:span text:style-name="T27"># количество уже записанных чисел в конечный массив</text:span><text:line-break/><text:span text:style-name="T27"> <text:s text:c="3"/></text:span><text:span text:style-name="T5">while </text:span><text:span text:style-name="T10">(l &lt; </text:span><text:span text:style-name="T36">len</text:span><text:span text:style-name="T10">(left)) </text:span><text:span text:style-name="T5">and </text:span><text:span text:style-name="T10">(r &lt; </text:span><text:span text:style-name="T36">len</text:span><text:span text:style-name="T10">(right)): </text:span><text:span text:style-name="T27"># в конечный массив записываем по возрастанию числа из двух частей</text:span><text:line-break/><text:span text:style-name="T27"> <text:s text:c="7"/></text:span><text:span text:style-name="T5">if</text:span><text:span text:style-name="T10">(left[l] &lt; right[r]):</text:span><text:line-break/><text:span text:style-name="T10"> <text:s text:c="11"/>res.append(left[l])</text:span><text:line-break/><text:span text:style-name="T10"> <text:s text:c="11"/>l += </text:span><text:span text:style-name="T30">1</text:span><text:line-break/><text:span text:style-name="T30"> <text:s text:c="7"/></text:span><text:span text:style-name="T5">else</text:span><text:span text:style-name="T10">:</text:span><text:line-break/><text:span text:style-name="T10"> <text:s text:c="11"/>res.append(right[r])</text:span><text:line-break/><text:span text:style-name="T10"> <text:s text:c="11"/>r += </text:span><text:span text:style-name="T30">1</text:span><text:line-break/><text:span text:style-name="T27">#если останутся элементы только одной какой-то части :</text:span><text:line-break/><text:span text:style-name="T27"> <text:s text:c="3"/></text:span><text:span text:style-name="T5">while </text:span><text:span text:style-name="T10">(l &lt; </text:span><text:span text:style-name="T36">len</text:span><text:span text:style-name="T10">(left)):</text:span><text:line-break/><text:span text:style-name="T10"> <text:s text:c="7"/>res.append(left[l])</text:span><text:line-break/><text:span text:style-name="T10"> <text:s text:c="7"/>l += </text:span><text:span text:style-name="T30">1</text:span><text:line-break/><text:span text:style-name="T30"> <text:s text:c="3"/></text:span><text:span text:style-name="T5">while </text:span><text:span text:style-name="T10">(r &lt; </text:span><text:span text:style-name="T36">len</text:span><text:span text:style-name="T10">(right)):</text:span><text:line-break/><text:span text:style-name="T10"> <text:s text:c="7"/>res.append(right[r])</text:span><text:line-break/><text:span text:style-name="T10"> <text:s text:c="7"/>r += </text:span><text:span text:style-name="T30">1</text:span><text:line-break/><text:span text:style-name="T30"> <text:s text:c="3"/></text:span><text:span text:style-name="T5">return </text:span><text:span text:style-name="T10">res</text:span><text:line-break/><text:line-break/><text:span text:style-name="T5">def </text:span><text:span text:style-name="T25">merge_sort</text:span><text:span text:style-name="T10">(A):</text:span><text:line-break/><text:span text:style-name="T10"> <text:s text:c="3"/></text:span><text:span text:style-name="T5">if</text:span><text:span text:style-name="T10">(</text:span><text:span text:style-name="T36">len</text:span><text:span text:style-name="T10">(A) &lt;= </text:span><text:span text:style-name="T30">1</text:span><text:span text:style-name="T10">): </text:span><text:span text:style-name="T27">#если массив одноэлементный то уже делить нечего</text:span><text:line-break/><text:span text:style-name="T27"> <text:s text:c="7"/></text:span><text:span text:style-name="T5">return </text:span><text:span text:style-name="T10">A</text:span><text:line-break/><text:span text:style-name="T10"> <text:s text:c="3"/>middle = </text:span><text:span text:style-name="T36">len</text:span><text:span text:style-name="T10">(A) // </text:span><text:span text:style-name="T30">2 </text:span><text:span text:style-name="T27"># иначе делим на две части :</text:span><text:line-break/><text:span text:style-name="T27"> <text:s text:c="3"/></text:span><text:span text:style-name="T10">left = merge_sort(A[:middle])</text:span><text:line-break/><text:span text:style-name="T10"> <text:s text:c="3"/>right = merge_sort(A[middle:])</text:span><text:line-break/><text:span text:style-name="T10"> <text:s text:c="3"/></text:span><text:span text:style-name="T5">return </text:span><text:span text:style-name="T10">merge(left</text:span><text:span text:style-name="T5">, </text:span><text:span text:style-name="T10">right) </text:span><text:span text:style-name="T27">#сливаем части</text:span><text:line-break/><text:line-break/><text:span text:style-name="T11">f=</text:span><text:span text:style-name="T37">open</text:span><text:span text:style-name="T11">(</text:span><text:span text:style-name="T43">'input.txt'</text:span><text:span text:style-name="T11">)</text:span><text:span text:style-name="T48"><text:line-break/></text:span><text:span text:style-name="T11">a= </text:span><text:span text:style-name="T37">list</text:span><text:span text:style-name="T11">(</text:span><text:span text:style-name="T37">map</text:span><text:span text:style-name="T11">(</text:span><text:span text:style-name="T37">int</text:span><text:span text:style-name="T6">, </text:span><text:span text:style-name="T11">f.readline().split()))</text:span><text:line-break/><text:span text:style-name="T10">a=merge_sort(a)</text:span><text:line-break/><text:span text:style-name="T10">count=</text:span><text:span text:style-name="T30">0 </text:span><text:span text:style-name="T51">#количество значений среднего элемента в отсортированном</text:span><text:span text:style-name="T30"> массиве</text:span><text:line-break/><text:span text:style-name="T5">for </text:span><text:span text:style-name="T10">i </text:span><text:span text:style-name="T5">in </text:span><text:span text:style-name="T36">range</text:span><text:span text:style-name="T10">(</text:span><text:span text:style-name="T36">len</text:span><text:span text:style-name="T10">(a)):</text:span><text:line-break/><text:span text:style-name="T10"> <text:s text:c="3"/></text:span><text:span text:style-name="T5">if </text:span><text:span text:style-name="T10">a[i]==a[</text:span><text:span text:style-name="T36">len</text:span><text:span text:style-name="T10">(a)//</text:span><text:span text:style-name="T30">2</text:span><text:span text:style-name="T10">]:</text:span><text:line-break/><text:span text:style-name="T10"> <text:s text:c="7"/>count+=</text:span><text:span text:style-name="T30">1</text:span></text:p>
      <text:p text:style-name="P14"><text:span text:style-name="T11">f2=</text:span><text:span text:style-name="T37">open</text:span><text:span text:style-name="T11">(</text:span><text:span text:style-name="T43">'output.txt'</text:span><text:span text:style-name="T6">, </text:span><text:span text:style-name="T43">'w'</text:span><text:span text:style-name="T11">)</text:span><text:line-break/><text:span text:style-name="T5">if </text:span><text:span text:style-name="T10">count&gt; </text:span><text:span text:style-name="T36">len</text:span><text:span text:style-name="T10">(a)//</text:span><text:span text:style-name="T30">2 </text:span><text:span text:style-name="T10">:</text:span></text:p>
      <text:p text:style-name="P15"><text:tab/><text:span text:style-name="T11">f2.write(</text:span><text:span text:style-name="T43">'</text:span><text:span text:style-name="T44">1</text:span><text:span text:style-name="T43">'</text:span><text:span text:style-name="T11">)</text:span><text:line-break/><text:span text:style-name="T5">else</text:span><text:span text:style-name="T10">:</text:span></text:p>
      <text:p text:style-name="P15"><text:span text:style-name="T11"><text:tab/>f2.write(</text:span><text:span text:style-name="T43">'</text:span><text:span text:style-name="T44">0</text:span><text:span text:style-name="T43">'</text:span><text:span text:style-name="T11">)</text:span><text:bookmark-end text:name="__DdeLink__3156_151192114"/><text:line-break/></text:p>
      <text:p text:style-name="P17"><text:soft-page-break/>№ <text:span text:style-name="T53">3. Число инверсий</text:span></text:p>
      <text:p text:style-name="P18"/>
      <text:p text:style-name="P18"/>
      <text:p text:style-name="P18"/>
      <text:p text:style-name="P23"><text:bookmark-start text:name="__DdeLink__3121_1511921141"/><text:bookmark-start text:name="__DdeLink__3165_151192114"/><text:bookmark-start text:name="__DdeLink__3161_151192114"/><text:bookmark-start text:name="__DdeLink__2623_1511921141"/><text:bookmark-start text:name="__DdeLink__3118_1511921141"/><text:span text:style-name="T8">def </text:span><text:span text:style-name="T26">merge</text:span><text:span text:style-name="T17">(left</text:span><text:span text:style-name="T8">, </text:span><text:span text:style-name="T17">right): </text:span><text:span text:style-name="T28">#слияние двух подмассивов</text:span></text:p>
      <text:p text:style-name="P23"><text:span text:style-name="T9">global </text:span><text:span text:style-name="T23">count</text:span><text:span text:style-name="T47"><text:line-break/></text:span><text:span text:style-name="T28"> <text:s text:c="3"/></text:span><text:span text:style-name="T17">res = []</text:span><text:span text:style-name="T47"><text:line-break/></text:span><text:span text:style-name="T17"> <text:s text:c="3"/>l</text:span><text:span text:style-name="T8">, </text:span><text:span text:style-name="T17">r = </text:span><text:span text:style-name="T32">0</text:span><text:span text:style-name="T8">, </text:span><text:span text:style-name="T32">0 </text:span><text:span text:style-name="T28"># количество уже записанных чисел в конечный массив</text:span><text:span text:style-name="T47"><text:line-break/></text:span><text:span text:style-name="T28"> <text:s text:c="3"/></text:span><text:span text:style-name="T8">while </text:span><text:span text:style-name="T17">(l &lt; </text:span><text:span text:style-name="T41">len</text:span><text:span text:style-name="T17">(left)) </text:span><text:span text:style-name="T8">and </text:span><text:span text:style-name="T17">(r &lt; </text:span><text:span text:style-name="T41">len</text:span><text:span text:style-name="T17">(right)): </text:span><text:span text:style-name="T28"># в конечный массив записываем по возрастанию числа из двух частей</text:span><text:span text:style-name="T47"><text:line-break/></text:span><text:span text:style-name="T28"> <text:s text:c="7"/></text:span><text:span text:style-name="T8">if</text:span><text:span text:style-name="T17">(left[l] </text:span><text:span text:style-name="T23">&lt; </text:span><text:span text:style-name="T24">=</text:span><text:span text:style-name="T19"> </text:span><text:span text:style-name="T17">right[r]):</text:span><text:span text:style-name="T47"><text:line-break/></text:span><text:span text:style-name="T17"> <text:s text:c="11"/>res.append(left[l])</text:span><text:span text:style-name="T47"><text:line-break/></text:span><text:span text:style-name="T17"> <text:s text:c="11"/>l += </text:span><text:span text:style-name="T32">1</text:span><text:span text:style-name="T47"><text:line-break/></text:span><text:span text:style-name="T32"> <text:s text:c="7"/></text:span><text:span text:style-name="T8">else</text:span><text:span text:style-name="T17">:</text:span><text:span text:style-name="T47"><text:line-break/></text:span><text:span text:style-name="T17"> <text:s text:c="11"/>res.append(right[r])</text:span><text:span text:style-name="T47"><text:line-break/></text:span><text:span text:style-name="T17"> <text:s text:c="11"/>r += </text:span><text:span text:style-name="T32">1</text:span></text:p>
      <text:p text:style-name="P23"><text:span text:style-name="T32"><text:tab/></text:span><text:span text:style-name="T35"> <text:s/></text:span><text:span text:style-name="T22">count+= (</text:span><text:span text:style-name="T40">len</text:span><text:span text:style-name="T14">(left)-l)</text:span></text:p>
      <text:p text:style-name="P23"><text:span text:style-name="T47"><text:line-break/></text:span><text:span text:style-name="T28"> <text:s text:c="3"/></text:span><text:span text:style-name="T8">while </text:span><text:span text:style-name="T17">(l &lt; </text:span><text:span text:style-name="T41">len</text:span><text:span text:style-name="T17">(left)):</text:span><text:span text:style-name="T47"><text:line-break/></text:span><text:span text:style-name="T17"> <text:s text:c="7"/>res.append(left[l])</text:span><text:span text:style-name="T47"><text:line-break/></text:span><text:span text:style-name="T17"> <text:s text:c="7"/>l += </text:span><text:span text:style-name="T32">1</text:span><text:span text:style-name="T47"><text:line-break/></text:span><text:span text:style-name="T32"> <text:s text:c="3"/></text:span><text:span text:style-name="T8">while </text:span><text:span text:style-name="T17">(r &lt; </text:span><text:span text:style-name="T41">len</text:span><text:span text:style-name="T17">(right)):</text:span><text:span text:style-name="T47"><text:line-break/></text:span><text:span text:style-name="T17"> <text:s text:c="7"/>res.append(right[r])</text:span><text:span text:style-name="T47"><text:line-break/></text:span><text:span text:style-name="T17"> <text:s text:c="7"/>r += </text:span><text:span text:style-name="T32">1</text:span><text:span text:style-name="T47"><text:line-break/></text:span><text:span text:style-name="T32"> <text:s text:c="3"/></text:span><text:span text:style-name="T8">return </text:span><text:span text:style-name="T17">res</text:span><text:span text:style-name="T47"><text:line-break/><text:line-break/></text:span><text:span text:style-name="T8">def </text:span><text:span text:style-name="T26">merge_sort</text:span><text:span text:style-name="T17">(A):</text:span><text:span text:style-name="T47"><text:line-break/></text:span><text:span text:style-name="T17"> <text:s text:c="3"/></text:span><text:span text:style-name="T8">if</text:span><text:span text:style-name="T17">(</text:span><text:span text:style-name="T41">len</text:span><text:span text:style-name="T17">(A) &lt;= </text:span><text:span text:style-name="T32">1</text:span><text:span text:style-name="T17">): </text:span><text:span text:style-name="T47"><text:line-break/></text:span><text:span text:style-name="T28"> <text:s text:c="7"/></text:span><text:span text:style-name="T8">return </text:span><text:span text:style-name="T17">A</text:span><text:span text:style-name="T47"><text:line-break/></text:span><text:span text:style-name="T17"> <text:s text:c="3"/>middle = </text:span><text:span text:style-name="T41">len</text:span><text:span text:style-name="T17">(A) // </text:span><text:span text:style-name="T32">2 </text:span><text:span text:style-name="T47"><text:line-break/></text:span><text:span text:style-name="T28"> <text:s text:c="3"/></text:span><text:span text:style-name="T17">left = merge_sort(A[:middle])</text:span><text:span text:style-name="T47"><text:line-break/></text:span><text:span text:style-name="T17"> <text:s text:c="3"/>right = merge_sort(A[middle:])</text:span><text:span text:style-name="T47"><text:line-break/></text:span><text:span text:style-name="T17"> <text:s text:c="3"/></text:span><text:span text:style-name="T8">return </text:span><text:span text:style-name="T17">merge(left</text:span><text:span text:style-name="T8">, </text:span><text:span text:style-name="T17">right)</text:span></text:p>
      <text:p text:style-name="P22"><text:span text:style-name="T28"/></text:p>
      <text:p text:style-name="P23"><text:span text:style-name="T47"><text:line-break/></text:span><text:bookmark-end text:name="__DdeLink__3121_1511921141"/><text:span text:style-name="T7">global </text:span><text:span text:style-name="T15">count </text:span><text:span text:style-name="T28">#</text:span><text:span text:style-name="T29">количество инверсий</text:span><text:span text:style-name="T49"><text:line-break/></text:span><text:span text:style-name="T15">count=</text:span><text:span text:style-name="T31">0</text:span><text:span text:style-name="T47"><text:line-break/></text:span><text:bookmark-end text:name="__DdeLink__2623_1511921141"/><text:span text:style-name="T47"><text:line-break/></text:span><text:span text:style-name="T17">f=</text:span><text:span text:style-name="T41">open</text:span><text:span text:style-name="T17">(</text:span><text:span text:style-name="T45">'input.txt'</text:span><text:span text:style-name="T17">)</text:span><text:span text:style-name="T47"><text:line-break/></text:span><text:span text:style-name="T17">a= </text:span><text:span text:style-name="T41">list</text:span><text:span text:style-name="T17">(</text:span><text:span text:style-name="T41">map</text:span><text:span text:style-name="T17">(</text:span><text:span text:style-name="T41">int</text:span><text:span text:style-name="T8">, </text:span><text:span text:style-name="T17">f.readline().split()))</text:span><text:span text:style-name="T47"><text:line-break/></text:span><text:span text:style-name="T17">a=merge_sort(a)</text:span><text:span text:style-name="T47"><text:line-break/></text:span><text:span text:style-name="T17">f2=</text:span><text:span text:style-name="T41">open</text:span><text:span text:style-name="T17">(</text:span><text:span text:style-name="T45">'output.txt'</text:span><text:span text:style-name="T8">, </text:span><text:span text:style-name="T45">'w'</text:span><text:span text:style-name="T17">)</text:span><text:span text:style-name="T47"><text:line-break/></text:span><text:span text:style-name="T17">f2.write(</text:span><text:span text:style-name="T41">str</text:span><text:span text:style-name="T17">(</text:span><text:span text:style-name="T18">count)</text:span><text:span text:style-name="T17">)</text:span><text:bookmark-end text:name="__DdeLink__3118_1511921141"/><text:bookmark-end text:name="__DdeLink__3165_151192114"/><text:span text:style-name="T47"><text:line-break/></text:span><text:bookmark-end text:name="__DdeLink__3161_1511921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" svg:font-family="'Times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бычный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Gliederung_20_1" style:display-name="master-page4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Gliederung_20_2" style:display-name="master-page45~LT~Gliederung 2" style:family="paragraph" style:parent-style-name="master-page4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_7e_LT_7e_Gliederung_20_3" style:display-name="master-page45~LT~Gliederung 3" style:family="paragraph" style:parent-style-name="master-page4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_7e_LT_7e_Gliederung_20_4" style:display-name="master-page45~LT~Gliederung 4" style:family="paragraph" style:parent-style-name="master-page4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5" style:display-name="master-page45~LT~Gliederung 5" style:family="paragraph" style:parent-style-name="master-page4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6" style:display-name="master-page45~LT~Gliederung 6" style:family="paragraph" style:parent-style-name="master-page4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7" style:display-name="master-page45~LT~Gliederung 7" style:family="paragraph" style:parent-style-name="master-page4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8" style:display-name="master-page45~LT~Gliederung 8" style:family="paragraph" style:parent-style-name="master-page4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9" style:display-name="master-page45~LT~Gliederung 9" style:family="paragraph" style:parent-style-name="master-page4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Titel" style:display-name="master-page4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Untertitel" style:display-name="master-page4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Notizen" style:display-name="master-page4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Hintergrundobjekte" style:display-name="master-page4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Hintergrund" style:display-name="master-page4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1:18:33.455270236</meta:creation-date>
    <dc:date>2021-10-21T17:13:14.137327676</dc:date>
    <meta:editing-duration>PT1H40M32S</meta:editing-duration>
    <meta:editing-cycles>18</meta:editing-cycles>
    <meta:generator>LibreOffice/6.4.4.2$Linux_X86_64 LibreOffice_project/40$Build-2</meta:generator>
    <meta:document-statistic meta:table-count="0" meta:image-count="0" meta:object-count="0" meta:page-count="4" meta:paragraph-count="30" meta:word-count="467" meta:character-count="3805" meta:non-whitespace-character-count="2887"/>
  </office:meta>
</office:document-meta>
</file>